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hixation Calculator</text:p>
      <text:p text:style-name="Subtitle">Idea File</text:p>
      <text:h text:style-name="Heading_20_1" text:outline-level="1">Interface</text:h>
      <text:p text:style-name="Text_20_body">The numpad buttons will go into a frame, each button is layed out using pack, the frame itself is layed out using grid.</text:p>
      <text:h text:style-name="Heading_20_1" text:outline-level="1">Functions</text:h>
      <text:h text:style-name="Heading_20_2" text:outline-level="2">inputNumber</text:h>
      <text:p text:style-name="Text_20_body">When a number button is pressed the number will be added to the active operand. There can be many operands within a single calculation, the amount has no limit. In between calculations the temporary result should be displayed.</text:p>
      <text:p text:style-name="Text_20_body">After a type of calculation is defined using a button like subtraction or addition etc, the input will go to the next operand.</text:p>
      <text:h text:style-name="Heading_20_2" text:outline-level="2">inputFunction</text:h>
      <text:p text:style-name="Text_20_body">These are the math function buttons.</text:p>
      <text:p text:style-name="Text_20_body">A single method will be attached to each button, its the same method. The method itself will know what type of math function to perform based on the button's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.161cm" fo:margin-right="0cm" fo:text-indent="-0.76cm" style:auto-text-indent="fals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8S</meta:editing-duration>
    <meta:editing-cycles>5</meta:editing-cycles>
    <meta:generator>OpenOffice/4.0.1$Win32 OpenOffice.org_project/401m5$Build-9714</meta:generator>
    <dc:date>2014-06-20T17:33:10.49</dc:date>
    <dc:creator>Raymond Schuytvlot</dc:creator>
    <meta:document-statistic meta:table-count="0" meta:image-count="0" meta:object-count="0" meta:page-count="1" meta:paragraph-count="11" meta:word-count="128" meta:character-count="741"/>
    <meta:user-defined meta:name="Info 1"/>
    <meta:user-defined meta:name="Info 2"/>
    <meta:user-defined meta:name="Info 3"/>
    <meta:user-defined meta:name="Info 4"/>
  </office:meta>
</office:document-meta>
</file>